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urso Formação de Consultores Java - Etapa 1 - Módulo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estionário de Avaliação do Módulo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stões de Avaliação de Aprendizad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-) Como você pode tirar maior proveito deste curso? ​ Escolha todas 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ções corret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E. Assistir a todas as aulas do curso com o acelerador de vídeos ativado e</text:p>
          </table:table-cell>
          <table:table-cell table:style-name="ce1" table:number-columns-repeated="5"/>
        </table:table-row>
        <table:table-row table:style-name="ro1">
          <table:table-cell/>
          <table:table-cell table:style-name="ce1" office:value-type="string" calcext:value-type="string">
            <text:p>usando a velocidade máxima que eu conseguir entender.</text:p>
          </table:table-cell>
          <table:table-cell table:style-name="ce1"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2-) Porquê é importante aprender o JavaSE primeiro de man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rofundada antes de aprender outros componentes 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envolvimento do Java? ​ Escolha todas as opções correta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. Se eu pular tópicos aprofundados do JavaSe agora, depois eu não vou 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is paciência para voltar e estudar eles afundo na correria do dia a 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 um desenvolvedor e isso vai ferrar meu crescimento profissional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. O JavaSE me permite ter conhecimento aprofundado de todos 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onentes Java que eu vou poder utilizar no futuro em todos 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jetos que eu trabalhar como desenvolvedor na minha vida e isso va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 poupar muito tempo de pesquisas depoi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. É importante eu aprender o JavaSE primeiro, pois o professor me disse</text:p>
          </table:table-cell>
          <table:table-cell table:style-name="ce2" table:number-columns-repeated="5"/>
        </table:table-row>
        <table:table-row table:style-name="ro1">
          <table:table-cell/>
          <table:table-cell table:style-name="ce2" office:value-type="string" calcext:value-type="string">
            <text:p>isso.</text:p>
          </table:table-cell>
          <table:table-cell table:style-name="ce2"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-) Quando você deve seguir adiante para o próximo módulo de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? ​ Escolha todas as opções corret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. Se eu fizer 80% ou mais de acerto no questionário final do módulo e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so seguir adiante para o próximo módulo sem problema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-) Você deve pular um módulo caso você já saiba o conteúdo del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olha todas as opções corret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. Não, eu só devo mudar de módulo após assistir ele inteiro e acertar pel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nos 80% do questionário de Avaliação final do módulo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-) Porquê é importante saber o que você deseja conquistar na s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a? ​ Escolha todas as opções correta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. Se eu souber claramente o que eu quero conquistar na minha vida, fi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ito mais fácil eu ter foco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. Se eu souber o que eu quero da minha vida, eu consigo dizer não para 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isas que tentam tirar eu do meu foco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. Se eu souber claramente o que eu quero conquistar na vida, eu fico ma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tivado e consigo fazer tudo o que é necessário ser feito para cheg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onde eu quero apesar das dificuldade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-) Porquê é importante assistir as videoaulas do curso usando 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elerador de vídeos? ​ Escolha todas as opções correta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. Porquê assim eu vou conseguir estudar muito mais conteúdo em men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o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. Porquê assim o meu cérebro será forçado a prestar mais atenção 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eúdo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. Porquê assim fica mais difícil eu perder o foco dos estudos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) O que o comando “cd” do MSDOS permite você fazer?​ Escolha todas 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ções correta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.Permite que eu navegue entre os diretórios do meu HD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-) O que o comando dir do MSDOS permite você fazer? ​ Escolha todas 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ções correta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.Permite que eu liste os arquivos do diretório atual no prompt de comando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) O que o comando mkdir do MSDOS permite você fazer? ​ Escolha to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opções correta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.Permite que eu crie um diretório no meu hd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.Permite que eu crie um diretório novo na pasta atual via prompt de comando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0:58:34.389134913</meta:creation-date>
    <dc:date>2021-10-06T01:25:44.431550422</dc:date>
    <meta:editing-duration>PT6M49S</meta:editing-duration>
    <meta:editing-cycles>1</meta:editing-cycles>
    <meta:document-statistic meta:table-count="1" meta:cell-count="53" meta:object-count="0"/>
    <meta:generator>LibreOffice/7.1.5.2$Linux_X86_64 LibreOffice_project/10$Build-2</meta:generator>
  </office:meta>
</office:document-meta>
</file>